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штрих-" draw:fill="none" draw:textarea-vertical-align="middle"/>
    </style:style>
    <style:style style:name="gr2" style:family="graphic" style:parent-style-name="standard">
      <style:graphic-properties draw:stroke="none" svg:stroke-width="0.018cm" svg:stroke-color="#000000" draw:marker-start-width="0.227cm" draw:marker-end-width="0.227cm" draw:fill="hatch" draw:fill-color="#ffffff" draw:fill-hatch-name="Black_20_45_20_Degrees" draw:textarea-horizontal-align="justify" draw:textarea-vertical-align="middle" draw:auto-grow-height="false" fo:min-height="0.232cm" fo:min-width="0.882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marker-start="" draw:marker-end="Small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color="#ffffff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842cm" svg:y1="2.2cm" svg:x2="1.842cm" svg:y2="6.1cm">
          <text:p/>
        </draw:line>
        <draw:custom-shape draw:style-name="gr2" draw:text-style-name="P2" draw:layer="layout" svg:width="1.4cm" svg:height="0.5cm" svg:x="1.142cm" svg:y="1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842cm" svg:y1="2.1cm" svg:x2="2.342cm" svg:y2="1.6cm">
          <text:p/>
        </draw:line>
        <draw:line draw:style-name="gr3" draw:text-style-name="P1" draw:layer="layout" svg:x1="1.842cm" svg:y1="2.1cm" svg:x2="1.342cm" svg:y2="1.6cm">
          <text:p/>
        </draw:line>
        <draw:line draw:style-name="gr3" draw:text-style-name="P1" draw:layer="layout" svg:x1="1.842cm" svg:y1="2.1cm" svg:x2="3.842cm" svg:y2="5.6cm">
          <text:p/>
        </draw:line>
        <draw:custom-shape draw:style-name="gr4" draw:text-style-name="P3" draw:layer="layout" svg:width="0.2cm" svg:height="0.2cm" svg:x="1.744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74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921cm" svg:height="0.489cm" draw:transform="rotate (-0.197396738400559) translate (1.93815462581157cm 3.61922981732537cm)" svg:viewBox="0 0 922 490" svg:d="M0 490c510 0 922-490 922-490">
          <text:p/>
        </draw:path>
        <draw:line draw:style-name="gr3" draw:text-style-name="P1" draw:layer="layout" svg:x1="1.142cm" svg:y1="1.6cm" svg:x2="2.542cm" svg:y2="1.6cm">
          <text:p/>
        </draw:line>
        <draw:frame draw:style-name="gr7" draw:text-style-name="P5" draw:layer="layout" svg:width="0.621cm" svg:height="0.768cm" svg:x="2.742cm" svg:y="3.4cm">
          <draw:text-box>
            <text:p><text:span text:style-name="T1">l</text:span></text:p>
          </draw:text-box>
        </draw:frame>
        <draw:frame draw:style-name="gr7" draw:text-style-name="P5" draw:layer="layout" svg:width="0.858cm" svg:height="0.768cm" svg:x="3.642cm" svg:y="5.5cm">
          <draw:text-box>
            <text:p><text:span text:style-name="T1">M</text:span></text:p>
          </draw:text-box>
        </draw:frame>
        <draw:frame draw:style-name="gr7" draw:text-style-name="P5" draw:layer="layout" svg:width="0.803cm" svg:height="0.768cm" svg:x="1.139cm" svg:y="1.732cm">
          <draw:text-box>
            <text:p><text:span text:style-name="T1">O</text:span></text:p>
          </draw:text-box>
        </draw:frame>
        <draw:frame draw:style-name="gr7" draw:text-style-name="P5" draw:layer="layout" svg:width="0.781cm" svg:height="0.768cm" svg:x="1.861cm" svg:y="3.4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14:37:19.779816649</meta:creation-date>
    <meta:generator>LibreOffice/5.1.6.2$Linux_X86_64 LibreOffice_project/10m0$Build-2</meta:generator>
    <dc:date>2017-06-23T14:47:28.696131871</dc:date>
    <meta:editing-duration>PT10M8S</meta:editing-duration>
    <meta:editing-cycles>3</meta:editing-cycles>
    <meta:document-statistic meta:object-count="13"/>
  </office:meta>
</office:document-meta>
</file>